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emory management og hardwareunderstøttelse</text:h>
      <text:p text:style-name="P1">(Kursusgang 8)</text:p>
      <text:p text:style-name="P1">Adresseoversættelse, sidetabeller. Adresserum, paging,</text:p>
      <text:p text:style-name="P1">adresseoversættelse (logisk til fysisk), pagefaults og</text:p>
      <text:p text:style-name="P1">håndtering af samme, sidetabeller (et- og to-niveau),</text:p>
      <text:p text:style-name="P1">inverteret sidetabel, MM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27S</meta:editing-duration>
    <meta:editing-cycles>6</meta:editing-cycles>
    <meta:generator>OpenOffice.org/3.3$Win32 OpenOffice.org_project/330m20$Build-9567</meta:generator>
    <dc:date>2011-05-31T15:16:58.48</dc:date>
    <dc:creator>Simon Frandsen</dc:creator>
    <meta:document-statistic meta:table-count="0" meta:image-count="0" meta:object-count="0" meta:page-count="1" meta:paragraph-count="6" meta:word-count="26" meta:character-count="243"/>
    <meta:user-defined meta:name="Info 1"/>
    <meta:user-defined meta:name="Info 2"/>
    <meta:user-defined meta:name="Info 3"/>
    <meta:user-defined meta:name="Info 4"/>
  </office:meta>
</office:document-meta>
</file>